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  <style:text-properties fo:font-size="26pt" style:font-size-asian="26pt" style:font-size-complex="26pt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</office:automatic-styles>
  <office:body>
    <office:text text:use-soft-page-breaks="true">
      <text:p text:style-name="P1">1) <text:s/>DEFINIZIONE DEI PROGETTI E DEGLI OGGETTI</text:p>
      <text:p text:style-name="Standard"/>
      <text:p text:style-name="Standard"/>
      <text:p text:style-name="Standard"/>
      <text:p text:style-name="Standard"/>
      <text:p text:style-name="Standard"/>
      <text:p text:style-name="Standard">2) ESPORTARE PER IL FUNZIONAMENTO DELLA MASTER QUESTE SOTTOFORM:</text:p>
      <text:p text:style-name="Standard"/>
      <text:p text:style-name="Standard">TIPOGGETTO<text:tab/>&gt;&gt;NOMEOGGETTO<text:tab/>NOMEpagina</text:p>
      <text:p text:style-name="Standard">SottoForm_01<text:tab/>MSys_TABELLE_Frm01_S01_TUTTE<text:tab/>01 TABELLE<text:s/>MSys</text:p>
      <text:p text:style-name="P2">SottoForm_02<text:tab/>MSys_QUERY_Frm01_S01_TUTTE<text:tab/>02 QUERY MSys</text:p>
      <text:p text:style-name="P3">SottoForm_03<text:tab/>MSys_FORMS_Frm01_S01_TUTTE<text:tab/>03 FORMS MSys</text:p>
      <text:p text:style-name="P4">SottoForm_04<text:tab/>MSys_REPORT_Frm01_S01_TUTTI<text:tab/>04 REPORT MSys</text:p>
      <text:p text:style-name="P5">SottoForm_05<text:tab/>MSys_MODULI_Frm01_S01_TUTTI<text:tab/>05 MODULI MSys</text:p>
      <text:p text:style-name="P6">SottoForm_06<text:tab/>MSys_MACRO_Frm01_S01_TUTTE<text:tab/>06 LE MACRO</text:p>
      <text:p text:style-name="Standard">SottoForm_07<text:tab/>MSys_DF10_INVIA_Frm01_M01_IN_DB<text:tab/>07 INVIA_IN_DB</text:p>
      <text:p text:style-name="Standard">SottoForm_08<text:tab/>MSys_TABELLE_LINK_Frm01_S01_TUTTE<text:tab/>08 COLLEGA TABELLE</text:p>
      <text:p text:style-name="Standard">SottoForm_09<text:tab/>MSys_TUTTE_LE_PROPRIETA_Frm01_S01<text:tab/>09 TUTTE LE PROPRIETA</text:p>
      <text:p text:style-name="Standard">SottoForm_10<text:tab/>Msys_DF11_PROGETTI_Frm00_M01_GESTIONE<text:tab/>10 PROGETTI</text:p>
      <text:p text:style-name="Standard">SottoForm_11<text:tab/>MSys_SERVIZI_Frm01_S01_TUTTI<text:tab/>11 TUTTI I SERVIZI+ESPORTA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Mappadocumento" style:display-name="Mappa documento" style:family="paragraph" style:parent-style-name="Normale">
      <style:text-properties style:font-name="Tahoma" style:font-name-complex="Mangal" fo:font-size="8pt" style:font-size-asian="8pt" style:font-size-complex="7pt" fo:hyphenate="false"/>
    </style:style>
    <style:style style:name="MappadocumentoCarattere" style:display-name="Mappa documento Carattere" style:family="text" style:parent-style-name="Car.predefinitoparagrafo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190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walter rossi</meta:initial-creator>
    <dc:creator>walter.rossi</dc:creator>
    <meta:creation-date>2024-08-19T17:42:00Z</meta:creation-date>
    <dc:date>2024-09-12T10:47:00Z</dc:date>
    <meta:template xlink:href="Normal.dotm" xlink:type="simple"/>
    <meta:editing-cycles>1</meta:editing-cycles>
    <meta:editing-duration>PT840S</meta:editing-duration>
    <meta:document-statistic meta:page-count="1" meta:paragraph-count="1" meta:word-count="121" meta:character-count="812" meta:row-count="5" meta:non-whitespace-character-count="692"/>
  </office:meta>
</office:document-meta>
</file>